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a9d3a" officeooo:paragraph-rsid="001a9d3a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59a7" officeooo:paragraph-rsid="001d59a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1d59a7" officeooo:paragraph-rsid="001d59a7" style:font-weight-asian="normal" style:font-weight-complex="normal"/>
    </style:style>
    <style:style style:name="P4" style:family="paragraph" style:parent-style-name="Standard">
      <style:text-properties officeooo:rsid="00200c7a" officeooo:paragraph-rsid="00200c7a"/>
    </style:style>
    <style:style style:name="P5" style:family="paragraph" style:parent-style-name="Standard">
      <style:text-properties officeooo:rsid="0025b139" officeooo:paragraph-rsid="0025b139"/>
    </style:style>
    <style:style style:name="P6" style:family="paragraph" style:parent-style-name="Standard">
      <style:text-properties officeooo:rsid="00200c7a" officeooo:paragraph-rsid="00200c7a"/>
    </style:style>
    <style:style style:name="P7" style:family="paragraph" style:parent-style-name="Standard" style:list-style-name="L4">
      <style:text-properties officeooo:rsid="00200c7a" officeooo:paragraph-rsid="00200c7a"/>
    </style:style>
    <style:style style:name="P8" style:family="paragraph" style:parent-style-name="Standard" style:list-style-name="L4">
      <style:text-properties officeooo:rsid="00200c7a" officeooo:paragraph-rsid="00260f00"/>
    </style:style>
    <style:style style:name="P9" style:family="paragraph" style:parent-style-name="Standard" style:list-style-name="L4">
      <style:text-properties officeooo:rsid="00200c7a" officeooo:paragraph-rsid="00275ff1"/>
    </style:style>
    <style:style style:name="P10" style:family="paragraph" style:parent-style-name="Standard" style:list-style-name="L4">
      <style:text-properties officeooo:rsid="00200c7a" officeooo:paragraph-rsid="002a22ae"/>
    </style:style>
    <style:style style:name="P11" style:family="paragraph" style:parent-style-name="Standard">
      <style:text-properties officeooo:rsid="00200c7a" officeooo:paragraph-rsid="00260f00"/>
    </style:style>
    <style:style style:name="P12" style:family="paragraph" style:parent-style-name="Standard">
      <style:text-properties officeooo:rsid="00200c7a" officeooo:paragraph-rsid="003b810d"/>
    </style:style>
    <style:style style:name="P13" style:family="paragraph" style:parent-style-name="Standard" style:list-style-name="L6">
      <style:text-properties officeooo:rsid="00200c7a" officeooo:paragraph-rsid="00200c7a"/>
    </style:style>
    <style:style style:name="P14" style:family="paragraph" style:parent-style-name="Standard" style:list-style-name="L6">
      <style:text-properties officeooo:rsid="00200c7a" officeooo:paragraph-rsid="005a8163"/>
    </style:style>
    <style:style style:name="P15" style:family="paragraph" style:parent-style-name="Standard" style:list-style-name="L6">
      <style:text-properties officeooo:rsid="00200c7a" officeooo:paragraph-rsid="0062e10a"/>
    </style:style>
    <style:style style:name="P16" style:family="paragraph" style:parent-style-name="Standard" style:list-style-name="L7">
      <style:text-properties officeooo:rsid="00200c7a" officeooo:paragraph-rsid="00200c7a"/>
    </style:style>
    <style:style style:name="P17" style:family="paragraph" style:parent-style-name="Standard" style:list-style-name="L7">
      <style:text-properties officeooo:rsid="00200c7a" officeooo:paragraph-rsid="006d8cbe"/>
    </style:style>
    <style:style style:name="P18" style:family="paragraph" style:parent-style-name="Standard" style:list-style-name="L4">
      <style:text-properties officeooo:paragraph-rsid="0025b139"/>
    </style:style>
    <style:style style:name="P19" style:family="paragraph" style:parent-style-name="Standard" style:list-style-name="L4">
      <style:text-properties officeooo:rsid="003d1b0e" officeooo:paragraph-rsid="003d1b0e"/>
    </style:style>
    <style:style style:name="P20" style:family="paragraph" style:parent-style-name="Standard" style:list-style-name="L6">
      <style:text-properties officeooo:rsid="00451054" officeooo:paragraph-rsid="00451054"/>
    </style:style>
    <style:style style:name="P21" style:family="paragraph" style:parent-style-name="Standard" style:list-style-name="L6">
      <style:text-properties officeooo:rsid="0045ad9f" officeooo:paragraph-rsid="0045ad9f"/>
    </style:style>
    <style:style style:name="P22" style:family="paragraph" style:parent-style-name="Standard" style:list-style-name="L6">
      <style:text-properties officeooo:rsid="00466f74" officeooo:paragraph-rsid="00466f74"/>
    </style:style>
    <style:style style:name="P23" style:family="paragraph" style:parent-style-name="Standard" style:list-style-name="L6">
      <style:text-properties officeooo:rsid="0048d905" officeooo:paragraph-rsid="0048d905"/>
    </style:style>
    <style:style style:name="P24" style:family="paragraph" style:parent-style-name="Standard" style:list-style-name="L6">
      <style:text-properties officeooo:paragraph-rsid="0073ea7d"/>
    </style:style>
    <style:style style:name="P25" style:family="paragraph" style:parent-style-name="Standard">
      <style:text-properties officeooo:rsid="005d2738" officeooo:paragraph-rsid="005d2738"/>
    </style:style>
    <style:style style:name="P26" style:family="paragraph" style:parent-style-name="Standard">
      <style:text-properties officeooo:rsid="005d2738" officeooo:paragraph-rsid="00612129"/>
    </style:style>
    <style:style style:name="P27" style:family="paragraph" style:parent-style-name="Standard" style:list-style-name="L6">
      <style:text-properties officeooo:rsid="00711528" officeooo:paragraph-rsid="00711528"/>
    </style:style>
    <style:style style:name="P28" style:family="paragraph" style:parent-style-name="Standard">
      <style:text-properties officeooo:paragraph-rsid="0073ea7d"/>
    </style:style>
    <style:style style:name="P29" style:family="paragraph" style:parent-style-name="Standard" style:list-style-name="L7">
      <style:text-properties officeooo:rsid="0074ff3a" officeooo:paragraph-rsid="0074ff3a"/>
    </style:style>
    <style:style style:name="T1" style:family="text">
      <style:text-properties officeooo:rsid="001e3e4e"/>
    </style:style>
    <style:style style:name="T2" style:family="text">
      <style:text-properties officeooo:rsid="0021e4b1"/>
    </style:style>
    <style:style style:name="T3" style:family="text">
      <style:text-properties officeooo:rsid="0025b139"/>
    </style:style>
    <style:style style:name="T4" style:family="text">
      <style:text-properties officeooo:rsid="00200c7a"/>
    </style:style>
    <style:style style:name="T5" style:family="text">
      <style:text-properties officeooo:rsid="00275ff1"/>
    </style:style>
    <style:style style:name="T6" style:family="text">
      <style:text-properties officeooo:rsid="002a22ae"/>
    </style:style>
    <style:style style:name="T7" style:family="text">
      <style:text-properties officeooo:rsid="002ba689"/>
    </style:style>
    <style:style style:name="T8" style:family="text">
      <style:text-properties officeooo:rsid="002c7ffc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e8360"/>
    </style:style>
    <style:style style:name="T11" style:family="text">
      <style:text-properties officeooo:rsid="0031ea62"/>
    </style:style>
    <style:style style:name="T12" style:family="text">
      <style:text-properties officeooo:rsid="00330c62"/>
    </style:style>
    <style:style style:name="T13" style:family="text">
      <style:text-properties officeooo:rsid="003978ba"/>
    </style:style>
    <style:style style:name="T14" style:family="text">
      <style:text-properties officeooo:rsid="003becac"/>
    </style:style>
    <style:style style:name="T15" style:family="text">
      <style:text-properties officeooo:rsid="003dfc57"/>
    </style:style>
    <style:style style:name="T16" style:family="text">
      <style:text-properties officeooo:rsid="00480352"/>
    </style:style>
    <style:style style:name="T17" style:family="text">
      <style:text-properties officeooo:rsid="0049e374"/>
    </style:style>
    <style:style style:name="T18" style:family="text">
      <style:text-properties officeooo:rsid="004da550"/>
    </style:style>
    <style:style style:name="T19" style:family="text">
      <style:text-properties officeooo:rsid="004f4c42"/>
    </style:style>
    <style:style style:name="T20" style:family="text">
      <style:text-properties officeooo:rsid="004fbd34"/>
    </style:style>
    <style:style style:name="T21" style:family="text">
      <style:text-properties officeooo:rsid="00520131"/>
    </style:style>
    <style:style style:name="T22" style:family="text">
      <style:text-properties officeooo:rsid="0055cb49"/>
    </style:style>
    <style:style style:name="T23" style:family="text">
      <style:text-properties officeooo:rsid="005e0327"/>
    </style:style>
    <style:style style:name="T24" style:family="text">
      <style:text-properties officeooo:rsid="0064464c"/>
    </style:style>
    <style:style style:name="T25" style:family="text">
      <style:text-properties officeooo:rsid="00660a9f"/>
    </style:style>
    <style:style style:name="T26" style:family="text">
      <style:text-properties officeooo:rsid="0067f222"/>
    </style:style>
    <style:style style:name="T27" style:family="text">
      <style:text-properties officeooo:rsid="0068276c"/>
    </style:style>
    <style:style style:name="T28" style:family="text">
      <style:text-properties officeooo:rsid="006f502a"/>
    </style:style>
    <style:style style:name="T29" style:family="text">
      <style:text-properties officeooo:rsid="006f5089"/>
    </style:style>
    <style:style style:name="T30" style:family="text">
      <style:text-properties officeooo:rsid="00720413"/>
    </style:style>
    <style:style style:name="T31" style:family="text">
      <style:text-properties officeooo:rsid="0076be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COLLECT AND VIEW DATA USING PYBAR <text:span text:style-name="T1">(DRAFT 3)</text:span></text:p>
      <text:p text:style-name="P3">Dennis Feng</text:p>
      <text:p text:style-name="P5"/>
      <text:p text:style-name="P5">Actions: Click (single-click), D-<text:span text:style-name="T11">c</text:span>lick (double click), Type (type, then press enter)</text:p>
      <text:p text:style-name="P1"/>
      <text:p text:style-name="P4">SETUP THE PROGRAMS <text:span text:style-name="T2">(GET THEM ON-SCREEN)</text:span></text:p>
      <text:p text:style-name="P4"/>
      <text:list xml:id="list59052347421751742" text:style-name="L4">
        <text:list-item>
          <text:p text:style-name="P18"><text:span text:style-name="T4">Terminal</text:span></text:p>
          <text:list>
            <text:list-item>
              <text:p text:style-name="P18"><text:span text:style-name="T3">Click the terminal icon (little black rectangle) on the upper menu bar of the entire screen. This opens up the terminal window.</text:span></text:p>
            </text:list-item>
            <text:list-item>
              <text:p text:style-name="P9">Type in "cd /home/pixel/pybar/pybar_github/pybar/homemade_scripts". This changes your directory to the homemade_scripts folder, which you need to be at in order to run the scripts. <text:span text:style-name="T5">Check by seeing that the most recent line in the terminal says something like “[</text:span><text:a xlink:type="simple" xlink:href="mailto:pixel@_____________"><text:span text:style-name="T5">pixel@_____________</text:span></text:a><text:span text:style-name="T5"> homemade_scripts]$”, noticing the “homemade_scripts” part.</text:span></text:p>
              <text:p text:style-name="P9"/>
            </text:list-item>
          </text:list>
        </text:list-item>
        <text:list-item>
          <text:p text:style-name="P7">File Browser </text:p>
          <text:list>
            <text:list-item>
              <text:p text:style-name="P10"><text:span text:style-name="T6">Click the File Browser icon (little file cabinet) on the upper menu bar of the entire screen. This opens</text:span> up the File Browser. </text:p>
            </text:list-item>
            <text:list-item>
              <text:p text:style-name="P7">In the "Location:" <text:span text:style-name="T7">text </text:span>box, type in "/home/pixel/pybar/pybar_github/pybar/module_1"; <text:span text:style-name="T7">this changes the current directory of the File Browser to be the module_1 folder.</text:span> </text:p>
            </text:list-item>
            <text:list-item>
              <text:p text:style-name="P8"><text:span text:style-name="T8">Click</text:span> File, then New Tab, <text:span text:style-name="T8">to create a new tab</text:span>. In the "Location:" box of the <text:span text:style-name="T9">new</text:span> tab, type in "/home/pixel/pybar/pybar_github/pybar/homemade_scripts". </text:p>
            </text:list-item>
          </text:list>
        </text:list-item>
      </text:list>
      <text:p text:style-name="P11"><text:tab/><text:span text:style-name="T10">Now you have two tabs, one for module_1, and one for homemade_scripts, that you can easily <text:tab/>access by clicking on the tab headers.</text:span></text:p>
      <text:p text:style-name="P11"/>
      <text:list xml:id="list145048161348434" text:continue-numbering="true" text:style-name="L4">
        <text:list-item>
          <text:p text:style-name="P8">Sublime Text </text:p>
          <text:list>
            <text:list-item>
              <text:p text:style-name="P7"><text:span text:style-name="T11">D-click</text:span> <text:span text:style-name="T14">the </text:span>following files in <text:span text:style-name="T12">the File Browser. This opens them up in Sublime Text automatically, so you don't have to worry about opening up the Sublime Text program itself. Note that there may be a pop up that asks you to update Sublime Text: whenever that pops up, simply cancel it.</text:span></text:p>
            </text:list-item>
            <text:list-item>
              <text:p text:style-name="P19">*Optional: For more convenience later, you may want to <text:span text:style-name="T15">shift the tabs to be in a certain logical order so you can access them more easily. I like to put them in the following order. </text:span></text:p>
              <text:p text:style-name="P19"/>
            </text:list-item>
          </text:list>
        </text:list-item>
      </text:list>
      <text:p text:style-name="P4"><text:tab/>run_extra_info.txt <text:s text:c="33"/>- <text:span text:style-name="T13">self-</text:span>recording info </text:p>
      <text:p text:style-name="P4"><text:tab/>aggregate_data_info.txt <text:s text:c="24"/>- <text:span text:style-name="T13">self-</text:span>recording info </text:p>
      <text:p text:style-name="P4"><text:tab/>automate_scans.sh </text:p>
      <text:p text:style-name="P4"><text:tab/>scan_ext_trigger_stop_mode.py <text:s text:c="11"/></text:p>
      <text:p text:style-name="P4"><text:tab/>convert_h5_to_Hits.py <text:s text:c="26"/>- converting file </text:p>
      <text:p text:style-name="P4"><text:tab/>convert_Hits_to_EventsCR.cpp <text:s text:c="12"/>- converting file </text:p>
      <text:p text:style-name="P4"><text:tab/>aggregate_Hits_and_EventsCR.cpp <text:s text:c="6"/>- converting file </text:p>
      <text:p text:style-name="P4"><text:tab/>view_individual_events.cpp <text:s text:c="18"/>- viewing data </text:p>
      <text:p text:style-name="P4"><text:tab/>view_all_events.cpp <text:s text:c="30"/>- viewing data </text:p>
      <text:p text:style-name="P12"><text:tab/><text:tab/></text:p>
      <text:p text:style-name="P4"/>
      <text:p text:style-name="P4"/>
      <text:p text:style-name="P4">GENERAL PROCEDURE TO GATHER AND VIEW DATA </text:p>
      <text:p text:style-name="P4"/>
      <text:list xml:id="list6251718015683061851" text:style-name="L6">
        <text:list-item>
          <text:p text:style-name="P20">Turn all the hardware on</text:p>
          <text:list>
            <text:list-item>
              <text:p text:style-name="P21">Use HV power supply to turn on the field cage and the GEMs.</text:p>
            </text:list-item>
            <text:list-item>
              <text:p text:style-name="P22"><text:soft-page-break/>Make <text:span text:style-name="T16">sure everything is plugged in into the USBPix module.</text:span></text:p>
            </text:list-item>
            <text:list-item>
              <text:p text:style-name="P23">Turn on both power supplies for the USBPix module and the FE-I4 chip.</text:p>
            </text:list-item>
          </text:list>
        </text:list-item>
      </text:list>
      <text:p text:style-name="P4"><text:tab/></text:p>
      <text:p text:style-name="P26">Note that when working with the scripts, you can look for the “@@@@@@@@@@@” lines to help indicate <text:span text:style-name="T23">where you can change the code. You can use the Find utility by clicking the "Find" tab, and then clicking "Find...". This opens up a little panel at the bottom of the window, in which you could type "@@@@@@@@@@@@", and the Find utility will take you to the correct line. </text:span></text:p>
      <text:p text:style-name="P25"/>
      <text:list xml:id="list145048528585169" text:continue-numbering="true" text:style-name="L6">
        <text:list-item>
          <text:p text:style-name="P13">Gather data from pybar (_interpreted.h5 files) </text:p>
          <text:list>
            <text:list-item>
              <text:p text:style-name="P13"><text:span text:style-name="T17">In Sublime Text, click the “</text:span>automate_scans.sh” <text:span text:style-name="T17">tab. Near the top of the file, you can</text:span> change NUM_SCANS to the number of repetitions of SM (stop mode) scans you want. <text:span text:style-name="T18">I generally suggest around 20 if you want to do a batch job.</text:span></text:p>
            </text:list-item>
            <text:list-item>
              <text:p text:style-name="P14"><text:span text:style-name="T17">In Sublime Text, click the “</text:span>scan_ext_trigger_stop_mode.py” <text:span text:style-name="T17">tab. You can change the number of events per scan by changing the “max_triggers” variable to whatever number you want. I generally suggest 10 to 50.</text:span></text:p>
            </text:list-item>
            <text:list-item>
              <text:p text:style-name="P13">Type "bash automate_scans.sh" in <text:span text:style-name="T19">the </text:span>terminal to start the scans. The h5 data files and pdf files will automatically be sent to the module_1 folder. <text:s/></text:p>
            </text:list-item>
            <text:list-item>
              <text:p text:style-name="P27">In the File Browser, look in module_1 and look for the most recent scan. <text:span text:style-name="T30">Remember the h5 file number for it to use in the next step.</text:span></text:p>
            </text:list-item>
            <text:list-item>
              <text:p text:style-name="P13"><text:span text:style-name="T20">In Sublime Text, click the “</text:span>run_extra_info.txt” <text:span text:style-name="T20">tab</text:span>, and record the info about the scans you are running. <text:span text:style-name="T30">Each line starts with the h5 file num, which you should have from the previous step.</text:span></text:p>
            </text:list-item>
          </text:list>
        </text:list-item>
      </text:list>
      <text:p text:style-name="P4"/>
      <text:list xml:id="list145049027912212" text:continue-numbering="true" text:style-name="L6">
        <text:list-item>
          <text:p text:style-name="P13">Convert the _interpreted.h5 files into Hits and EventsCR files. They need to be converted in order to use the data analysis scripts. </text:p>
          <text:list>
            <text:list-item>
              <text:p text:style-name="P13"><text:span text:style-name="T21">In Sublime Text, click the “</text:span>convert_h5_to_Hits.py” <text:span text:style-name="T21">tab</text:span>. This script creates a Hits file (contains info for each hit) corresponding to each h5 file chosen. Scroll down to the "main" method (<text:span text:style-name="T22">it starts with </text:span>if __name__ == "__main__":) and change “h5_file_nums” <text:span text:style-name="T24">variable</text:span> to be the list of h5 files you want to convert. </text:p>
            </text:list-item>
            <text:list-item>
              <text:p text:style-name="P15"><text:span text:style-name="T21">In Sublime Text, click the “</text:span>convert_Hits_to_EventsCR.cpp” <text:span text:style-name="T21">tab</text:span>. This script creates an EventsCR file (contains info for each event) corresponding to each h5 file chosen. Change “fileNums[numFiles]” <text:span text:style-name="T25">variable</text:span> to be the list of h5 files you chose and “numFiles” <text:span text:style-name="T26">variable</text:span> to be the number of those files. </text:p>
            </text:list-item>
            <text:list-item>
              <text:p text:style-name="P13">Type "python convert_h5_to_Hits.py" into the terminal to run the script for converting to Hits files. </text:p>
            </text:list-item>
            <text:list-item>
              <text:p text:style-name="P24"><text:span text:style-name="T4">Type "root -l -x convert_Hits_to_EventsCR.cpp" into the terminal to run the script for converting to EventsCR files. Ignore the errors and warnings; they simply tell you whenever a line fit fails, but they don't break the process. Then type ".q" to quit ROOT and return to normal terminal use. </text:span></text:p>
            </text:list-item>
          </text:list>
        </text:list-item>
      </text:list>
      <text:p text:style-name="P28"><text:tab/></text:p>
      <text:p text:style-name="P28"><text:tab/><text:span text:style-name="T4">Now you should have the Hits and EventsCR files in your module_1 folder, which you can run <text:tab/>data analysis on. </text:span></text:p>
      <text:p text:style-name="P28"/>
      <text:list xml:id="list145048589914944" text:continue-numbering="true" text:style-name="L6">
        <text:list-item>
          <text:p text:style-name="P24"><text:span text:style-name="T4">View histograms on the data </text:span></text:p>
        </text:list-item>
      </text:list>
      <text:list xml:id="list8570156149484223797" text:style-name="L7">
        <text:list-item>
          <text:list>
            <text:list-item>
              <text:p text:style-name="P17"><text:span text:style-name="T21">In Sublime Text, click the “view_individual_events.cpp</text:span>” <text:span text:style-name="T21">tab</text:span>.</text:p>
            </text:list-item>
            <text:list-item>
              <text:p text:style-name="P16">Change the “file_num_input” <text:span text:style-name="T28">variable</text:span> to <text:span text:style-name="T28">be </text:span>the h5 file num that you want <text:span text:style-name="T29">to view</text:span>. </text:p>
            </text:list-item>
            <text:list-item>
              <text:p text:style-name="P16">Check to make sure the view_option is "1". </text:p>
            </text:list-item>
            <text:list-item>
              <text:p text:style-name="P16">Type in "root -l -x view_individual_events.cpp" in the terminal to run the script.</text:p>
              <text:list>
                <text:list-item>
                  <text:p text:style-name="P29">Press enter to advance to next event, <text:span text:style-name="T31">b to go to previous event, or q to quit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0:25:38.247258929</meta:creation-date>
    <dc:date>2015-09-10T14:50:47.320300880</dc:date>
    <meta:editing-duration>PT3H40M45S</meta:editing-duration>
    <meta:editing-cycles>89</meta:editing-cycles>
    <meta:generator>LibreOffice/4.2.8.2$Linux_X86_64 LibreOffice_project/420$Build-2</meta:generator>
    <meta:document-statistic meta:table-count="0" meta:image-count="0" meta:object-count="0" meta:page-count="2" meta:paragraph-count="51" meta:word-count="886" meta:character-count="5514" meta:non-whitespace-character-count="4501"/>
  </office:meta>
</office:document-meta>
</file>